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Arial2" svg:font-family="Arial" style:font-adornments="Italic" style:font-family-generic="swiss"/>
    <style:font-face style:name="Arial3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48185" officeooo:paragraph-rsid="009250bc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788a" officeooo:paragraph-rsid="00943ebf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642d10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475c78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3b21d8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8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410590" officeooo:paragraph-rsid="00410590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475c78" officeooo:paragraph-rsid="00475c78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5f8cb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5df264" officeooo:paragraph-rsid="005df264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5ce2ea" officeooo:paragraph-rsid="005ce2ea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3630e3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bfddc" officeooo:paragraph-rsid="003630e3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7c58f" officeooo:paragraph-rsid="0027c58f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bc0f9" officeooo:paragraph-rsid="002bc0f9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625994" officeooo:paragraph-rsid="0062599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681ccd" officeooo:paragraph-rsid="0079167c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92b77" officeooo:paragraph-rsid="00292b7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3e583f" officeooo:paragraph-rsid="003e583f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3db95" officeooo:paragraph-rsid="0022c3b8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76a368"/>
    </style:style>
    <style:style style:name="P24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1" fo:font-size="24pt" fo:letter-spacing="normal" fo:language="pt" fo:country="PT" fo:font-style="normal" fo:font-weight="bold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1" fo:language="pt" fo:country="PT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1" fo:language="pt" fo:country="PT" officeooo:paragraph-rsid="00642d10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1" fo:language="pt" fo:country="PT" officeooo:rsid="001ea7e4" officeooo:paragraph-rsid="0079167c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1" fo:language="pt" fo:country="PT" officeooo:rsid="001bfddc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1" officeooo:paragraph-rsid="0022c3b8"/>
    </style:style>
    <style:style style:name="P30" style:family="paragraph" style:parent-style-name="Text_20_body">
      <style:text-properties style:font-name="Arial1" officeooo:rsid="0079167c" officeooo:paragraph-rsid="0079167c"/>
    </style:style>
    <style:style style:name="P31" style:family="paragraph" style:parent-style-name="Text_20_body">
      <style:text-properties style:font-name="Arial1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2" style:family="paragraph" style:parent-style-name="Text_20_body">
      <style:text-properties style:font-name="Arial1" officeooo:rsid="007d8cc8" officeooo:paragraph-rsid="007d8cc8"/>
    </style:style>
    <style:style style:name="P33" style:family="paragraph" style:parent-style-name="Table_20_Contents">
      <style:paragraph-properties fo:text-align="justify" style:justify-single-word="false"/>
      <style:text-properties style:font-name="Arial1"/>
    </style:style>
    <style:style style:name="P34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/>
    </style:style>
    <style:style style:name="P35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4510c8"/>
    </style:style>
    <style:style style:name="P36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37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38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39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43baa9" officeooo:paragraph-rsid="004510c8"/>
    </style:style>
    <style:style style:name="P40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642d10" officeooo:paragraph-rsid="0079167c"/>
    </style:style>
    <style:style style:name="P41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4510c8"/>
    </style:style>
    <style:style style:name="P42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43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44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79167c"/>
    </style:style>
    <style:style style:name="P45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45c797"/>
    </style:style>
    <style:style style:name="P46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2a240"/>
    </style:style>
    <style:style style:name="P47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2a240" officeooo:paragraph-rsid="0012a240"/>
    </style:style>
    <style:style style:name="P4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3288a7" officeooo:paragraph-rsid="006ddbb4"/>
    </style:style>
    <style:style style:name="P49" style:family="paragraph" style:parent-style-name="Heading_20_1">
      <style:text-properties style:font-name="Arial1"/>
    </style:style>
    <style:style style:name="P50" style:family="paragraph" style:parent-style-name="Heading_20_1">
      <style:text-properties style:font-name="Arial1" officeooo:paragraph-rsid="0079167c"/>
    </style:style>
    <style:style style:name="P51" style:family="paragraph" style:parent-style-name="Heading_20_1">
      <style:text-properties style:font-name="Arial1" officeooo:rsid="0079167c" officeooo:paragraph-rsid="0079167c"/>
    </style:style>
    <style:style style:name="P52" style:family="paragraph" style:parent-style-name="Heading_20_2">
      <style:text-properties style:font-name="Arial1"/>
    </style:style>
    <style:style style:name="P53" style:family="paragraph" style:parent-style-name="Heading_20_2">
      <style:text-properties style:font-name="Arial1" officeooo:paragraph-rsid="00943ebf"/>
    </style:style>
    <style:style style:name="P54" style:family="paragraph" style:parent-style-name="Heading_20_2">
      <style:text-properties style:font-name="Arial1" officeooo:paragraph-rsid="0079167c"/>
    </style:style>
    <style:style style:name="P55" style:family="paragraph" style:parent-style-name="Heading_20_2">
      <style:text-properties style:font-name="Arial1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5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Heading">
      <style:text-properties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Heading_20_3">
      <style:text-properties style:font-name="Arial1"/>
    </style:style>
    <style:style style:name="P5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fe612"/>
    </style:style>
    <style:style style:name="T31" style:family="text">
      <style:text-properties fo:language="pt" fo:country="PT" officeooo:rsid="00292b77"/>
    </style:style>
    <style:style style:name="T32" style:family="text">
      <style:text-properties fo:language="pt" fo:country="PT" officeooo:rsid="0075e470"/>
    </style:style>
    <style:style style:name="T33" style:family="text">
      <style:text-properties officeooo:rsid="007a696b"/>
    </style:style>
    <style:style style:name="T34" style:family="text">
      <style:text-properties officeooo:rsid="007d8cc8"/>
    </style:style>
    <style:style style:name="T35" style:family="text">
      <style:text-properties officeooo:rsid="007ee605"/>
    </style:style>
    <style:style style:name="T36" style:family="text">
      <style:text-properties officeooo:rsid="008d2f86"/>
    </style:style>
    <style:style style:name="T37" style:family="text">
      <style:text-properties officeooo:rsid="008f278a"/>
    </style:style>
    <style:style style:name="T38" style:family="text">
      <style:text-properties officeooo:rsid="00943ebf"/>
    </style:style>
    <style:style style:name="T39" style:family="text">
      <style:text-properties officeooo:rsid="00966f79"/>
    </style:style>
    <style:style style:name="T40" style:family="text">
      <style:text-properties officeooo:rsid="0097aa3c"/>
    </style:style>
    <style:style style:name="T41" style:family="text">
      <style:text-properties style:font-name="Arial1"/>
    </style:style>
    <style:style style:name="T42" style:family="text">
      <style:text-properties style:font-name="Arial1" officeooo:rsid="009250bc"/>
    </style:style>
    <style:style style:name="T43" style:family="text">
      <style:text-properties style:font-name="Arial1" officeooo:rsid="00943ebf"/>
    </style:style>
    <style:style style:name="T44" style:family="text">
      <style:text-properties style:font-name="Arial1" officeooo:rsid="001aa2ee"/>
    </style:style>
    <style:style style:name="T45" style:family="text">
      <style:text-properties style:font-name="Arial1" officeooo:rsid="001943ba"/>
    </style:style>
    <style:style style:name="T46" style:family="text">
      <style:text-properties style:font-name="Arial1" officeooo:rsid="003e2072"/>
    </style:style>
    <style:style style:name="T47" style:family="text">
      <style:text-properties style:font-name="Arial1" officeooo:rsid="009cbb10"/>
    </style:style>
    <style:style style:name="T48" style:family="text">
      <style:text-properties officeooo:rsid="009b42b9"/>
    </style:style>
    <style:style style:name="T49" style:family="text">
      <style:text-properties officeooo:rsid="009cbb10"/>
    </style:style>
    <style:style style:name="T5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idade <text:span text:style-name="T1">de </text:span>produção <text:span text:style-name="T1">de batido de </text:span>batata doce <text:span text:style-name="T20">com soja ver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P57">Índice</text:p>
                </text:index-title>
                <text:p text:style-name="P56"><text:a xlink:type="simple" xlink:href="#__RefHeading___Toc578_155589717" text:style-name="Index_20_Link" text:visited-style-name="Index_20_Link">Apresentação<text:tab/>1</text:a></text:p>
                <text:p text:style-name="P59"><text:a xlink:type="simple" xlink:href="#__RefHeading___Toc580_155589717" text:style-name="Index_20_Link" text:visited-style-name="Index_20_Link">A ideia<text:tab/>1</text:a></text:p>
                <text:p text:style-name="P56"><text:a xlink:type="simple" xlink:href="#__RefHeading___Toc447_155589717" text:style-name="Index_20_Link" text:visited-style-name="Index_20_Link">Em que consiste cada unidade<text:tab/>2</text:a></text:p>
                <text:p text:style-name="P56"><text:a xlink:type="simple" xlink:href="#__RefHeading___Toc449_155589717" text:style-name="Index_20_Link" text:visited-style-name="Index_20_Link">Vantagens da unidade<text:tab/>2</text:a></text:p>
                <text:p text:style-name="P56"><text:a xlink:type="simple" xlink:href="#__RefHeading___Toc451_155589717" text:style-name="Index_20_Link" text:visited-style-name="Index_20_Link">Características<text:tab/>2</text:a></text:p>
                <text:p text:style-name="P59"><text:a xlink:type="simple" xlink:href="#__RefHeading___Toc582_155589717" text:style-name="Index_20_Link" text:visited-style-name="Index_20_Link">Estrutura das unidades<text:tab/>2</text:a></text:p>
                <text:p text:style-name="P56"><text:a xlink:type="simple" xlink:href="#__RefHeading___Toc453_155589717" text:style-name="Index_20_Link" text:visited-style-name="Index_20_Link">Produção<text:tab/>3</text:a></text:p>
                <text:p text:style-name="P59"><text:a xlink:type="simple" xlink:href="#__RefHeading___Toc455_155589717" text:style-name="Index_20_Link" text:visited-style-name="Index_20_Link">Gestão de cultivo<text:tab/>4</text:a></text:p>
                <text:p text:style-name="P60"><text:a xlink:type="simple" xlink:href="#__RefHeading___Toc698_155589717" text:style-name="Index_20_Link" text:visited-style-name="Index_20_Link">Rega<text:tab/>4</text:a></text:p>
                <text:p text:style-name="P56"><text:a xlink:type="simple" xlink:href="#__RefHeading___Toc486_1709815141" text:style-name="Index_20_Link" text:visited-style-name="Index_20_Link">Sistema eléctrico<text:tab/>5</text:a></text:p>
                <text:p text:style-name="P59"><text:a xlink:type="simple" xlink:href="#__RefHeading___Toc586_155589717" text:style-name="Index_20_Link" text:visited-style-name="Index_20_Link">Energia<text:tab/>5</text:a></text:p>
                <text:p text:style-name="P59"><text:a xlink:type="simple" xlink:href="#__RefHeading___Toc588_155589717" text:style-name="Index_20_Link" text:visited-style-name="Index_20_Link">Iluminação<text:tab/>5</text:a></text:p>
                <text:p text:style-name="P59"><text:a xlink:type="simple" xlink:href="#__RefHeading___Toc572_155589717" text:style-name="Index_20_Link" text:visited-style-name="Index_20_Link">Ventilação<text:tab/>5</text:a></text:p>
                <text:p text:style-name="P59"><text:a xlink:type="simple" xlink:href="#__RefHeading___Toc590_155589717" text:style-name="Index_20_Link" text:visited-style-name="Index_20_Link">Funções do robot<text:tab/>5</text:a></text:p>
                <text:p text:style-name="P56"><text:a xlink:type="simple" xlink:href="#__RefHeading___Toc457_155589717" text:style-name="Index_20_Link" text:visited-style-name="Index_20_Link">Zona da frente<text:tab/>6</text:a></text:p>
                <text:p text:style-name="P59"><text:a xlink:type="simple" xlink:href="#__RefHeading___Toc574_155589717" text:style-name="Index_20_Link" text:visited-style-name="Index_20_Link">Copos<text:tab/>6</text:a></text:p>
                <text:p text:style-name="P60"><text:a xlink:type="simple" xlink:href="#__RefHeading___Toc576_155589717" text:style-name="Index_20_Link" text:visited-style-name="Index_20_Link">Lavagem<text:tab/>6</text:a></text:p>
                <text:p text:style-name="P59"><text:a xlink:type="simple" xlink:href="#__RefHeading___Toc584_155589717" text:style-name="Index_20_Link" text:visited-style-name="Index_20_Link">Produção do batido<text:tab/>6</text:a></text:p>
                <text:p text:style-name="P56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3"/>
          </table:table-cell>
          <table:table-cell table:style-name="Table1.B1" office:value-type="string">
            <text:p text:style-name="P33"><draw:frame draw:style-name="fr1" draw:name="Image2" text:anchor-type="paragraph" svg:width="8.602cm" svg:height="6.909cm" draw:z-index="1"><draw:image xlink:href="../estrutura.png" xlink:type="simple" xlink:show="embed" xlink:actuate="onLoad"/></draw:frame></text:p>
          </table:table-cell>
        </table:table-row>
      </table:table>
      <text:p text:style-name="P25"/>
      <text:h text:style-name="P49" text:outline-level="1"><text:bookmark-start text:name="__RefHeading___Toc578_155589717"/>Apresentação<text:bookmark-end text:name="__RefHeading___Toc578_155589717"/></text:h>
      <text:h text:style-name="P52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<text:span text:style-name="T48">projecto</text:span> tem como <text:span text:style-name="T48">objectivo</text:span> alcançar uma população mais desfavorecida. Ao mesmo tempo é um <text:span text:style-name="T48">projecto</text:span> com viabilidade para qualquer país seja qual for a economia em que estiver inserido. Sendo um <text:span text:style-name="T48">projecto</text:span> de carisma agrícola, pretende dar automatismo à produção de alimentos, tendo como viabilidade o facto de ser uma unidade de produção automatizada <text:span text:style-name="T49">com</text:span> custos de manutenção <text:span text:style-name="T49">mínimas </text:span>após <text:span text:style-name="T48">construída</text:span>, é totalmente ecológica e serve-se dos recursos naturais para funcionar em pleno. Economicamente tem só os custos iniciais da construção de todo o mecanismo inerente ao <text:span text:style-name="T48">projecto.</text:span></text:p>
      <text:h text:style-name="P49" text:outline-level="1"><text:bookmark-start text:name="__RefHeading___Toc447_155589717"/><text:soft-page-break/>Em que consiste cada unidade<text:bookmark-end text:name="__RefHeading___Toc447_155589717"/></text:h>
      <text:list xml:id="list1191334552476229821" text:style-name="L1">
        <text:list-item>
          <text:p text:style-name="P34">Sistema automatizado de:</text:p>
          <text:list>
            <text:list-item>
              <text:p text:style-name="P45">Cultivo, regadio, <text:span text:style-name="T12">crescimento</text:span> <text:span text:style-name="T9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46">Manutenção de rega, gestão de luz <text:span text:style-name="T1">e</text:span> respiração.</text:p>
            </text:list-item>
            <text:list-item>
              <text:p text:style-name="P46">Colheita.</text:p>
            </text:list-item>
            <text:list-item>
              <text:p text:style-name="P47">Preparação de batido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P49" text:outline-level="1"><text:bookmark-start text:name="__RefHeading___Toc449_155589717"/>Vantagens da unidade<text:bookmark-end text:name="__RefHeading___Toc449_155589717"/></text:h>
      <text:list xml:id="list3371341094593204097" text:style-name="L2">
        <text:list-item>
          <text:p text:style-name="P35">Invulnerável a tempestades meteorológicas <text:span text:style-name="T23">até magnitude bastante alta</text:span>.</text:p>
        </text:list-item>
        <text:list-item>
          <text:p text:style-name="P39">Anti pobreza, quem não tem como pagar tem este bem essencial.</text:p>
        </text:list-item>
        <text:list-item>
          <text:p text:style-name="P39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35">Aproveitamento máximo de tempos de gestação (equivalente a entre 3 a 4 colheitas por ano).</text:p>
        </text:list-item>
        <text:list-item>
          <text:p text:style-name="P35">Colheitas irregulares, a colheita é individual e é feita consoante a necessidade e prontamente requerido.</text:p>
        </text:list-item>
        <text:list-item>
          <text:p text:style-name="P35">Cultivo réplica do tradicional.</text:p>
        </text:list-item>
        <text:list-item>
          <text:p text:style-name="P35">Auto-manutenção.</text:p>
        </text:list-item>
        <text:list-item>
          <text:p text:style-name="P35">Gestão <text:span text:style-name="T48">optimizada</text:span> para maximizar a produção.</text:p>
        </text:list-item>
        <text:list-item>
          <text:p text:style-name="P35"><text:span text:style-name="T48">Directo</text:span> ao consumidor.</text:p>
        </text:list-item>
        <text:list-item>
          <text:p text:style-name="P41">Logística zero, <text:span text:style-name="T17">é tudo feito no local.</text:span></text:p>
        </text:list-item>
      </text:list>
      <text:p text:style-name="P8"/>
      <text:h text:style-name="P49" text:outline-level="1"><text:bookmark-start text:name="__RefHeading___Toc451_155589717"/>Características<text:bookmark-end text:name="__RefHeading___Toc451_155589717"/></text:h>
      <text:h text:style-name="P52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5">As unidades de produção são de transporte adequado aos meios <text:span text:style-name="T40">actuais</text:span> <text:span text:style-name="T1">em medidas equivalentes a contentores de 40 pés</text:span>, <text:span text:style-name="T12">12000mm por 2500mm com 2700mm de altura,</text:span> <text:soft-page-break/>podendo assim ir para locais onde são mais necessários. <text:span text:style-name="T13">A área de cultivo são aproximadamente 120 metros quadrados, que vão ser repartidos em 4 andares na unidade que tem 30 metros quadrados.</text:span></text:p>
      <text:p text:style-name="P9"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10">Contem painéis solares em toda a área no topo, divididos em 3 parcelas, com as medidas de 2500mm por 4000mm, em que todos contém seguidores solares controlados por GPS.</text:p>
      <text:p text:style-name="P11">O acesso é controlado por impressão digital, em que o sistema assim reconhece e disponibiliza a cada pessoa até 3 doses diárias.</text:p>
      <text:p text:style-name="P12">O botão de pedido de dose ou meia dose está incorporado no sensor de impressão digital, em que ao pressionar até ao meio gera meia dose, e se pressionar com mais força até ao fundo gera dose completa.</text:p>
      <text:p text:style-name="P12">Toda a unidade é feita de forma a que tenha o mínimo de material e aplicado o mais simples possível.</text:p>
      <text:h text:style-name="P49" text:outline-level="1"><text:bookmark-start text:name="__RefHeading___Toc453_155589717"/>Produção<text:bookmark-end text:name="__RefHeading___Toc453_155589717"/></text:h>
      <text:p text:style-name="P6">A pr<text:span text:style-name="T16">o</text:span>dução <text:span text:style-name="T1">de cada unidade </text:span>é contínua e é estimada a disponibilidade de <text:span text:style-name="T37">15 litros de batido de </text:span>batata <text:span text:style-name="T1">doce com soja diariamente, mais ou menos espesso dependendo da quantidade crescida na área respectiva para cada dia</text:span>, <text:span text:style-name="T12">o equivalente a cerca de 50 doses de 0,3 litros,</text:span> <text:span text:style-name="T1">prontas a ingerir</text:span> em cada unidade. <text:span text:style-name="T33">A imagem seguinte mostra 2 socalcos dos aproximadamente 1900 que tem a maquina.</text:span></text:p>
      <text:p text:style-name="P13"><draw:frame draw:style-name="fr2" draw:name="Image1" text:anchor-type="paragraph" svg:x="-0.441cm" svg:y="0.273cm" svg:width="12.19cm" svg:height="9.41cm" draw:z-index="0"><draw:image xlink:href="../sucalco.png" xlink:type="simple" xlink:show="embed" xlink:actuate="onLoad"/></draw:frame>Tem uma placa de leds no exterior em que se consegue ver ao longe a quantidade de doses disponíveis, em que simplesmente fica apagado quando não tiver mais doses disponíveis, isto para evitar filas desnecessárias.</text:p>
      <text:p text:style-name="P1"><text:span text:style-name="T41">São unidades de produção automatizada </text:span><text:span text:style-name="T47">com</text:span><text:span text:style-name="T41"> custos de manutenção </text:span><text:span text:style-name="T47">mínimas </text:span><text:span text:style-name="T41">após </text:span><text:span text:style-name="T42">construídas</text:span><text:span text:style-name="T41">, totalmente ecológicas e servem-se dos recursos naturais Sol e chuva para funcionar em pleno. Tem </text:span><text:soft-page-break/><text:span text:style-name="T41">reservatório de captação da chuva, em que serve para locais com precipitação desde 100mm anuais, no mínimo porém.</text:span><text:span text:style-name="T42"> Siga </text:span><text:a xlink:type="simple" xlink:href="https://climate-data.org/" text:style-name="Internet_20_link" text:visited-style-name="Visited_20_Internet_20_Link"><text:span text:style-name="T42">https://climate-</text:span></text:a><text:a xlink:type="simple" xlink:href="https://climate-data.org/" text:style-name="Internet_20_link" text:visited-style-name="Visited_20_Internet_20_Link"><text:span text:style-name="T42">data.org/</text:span></text:a><text:span text:style-name="T42"> <text:s/>para ver as pluviosidade em vários locais do planeta.</text:span></text:p>
      <text:p text:style-name="P14"><text:s/></text:p>
      <text:h text:style-name="P53" text:outline-level="2"><text:bookmark-start text:name="__RefHeading___Toc455_155589717"/><text:span text:style-name="T25">G</text:span>estão de cultivo <text:bookmark-end text:name="__RefHeading___Toc455_155589717"/></text:h>
      <text:p text:style-name="P15">A gestão de cultivo é feita por um robot em carris pela parte de cima <text:span text:style-name="T14">de cada patamar</text:span>, em que as suas medidas exteriores não ultrapassam os 300 milímetros de diâmetro quando em movimento.</text:p>
      <text:p text:style-name="P16">Uma hora antes de anoitecer, o sistema desliga a restrição de 3 doses <text:span text:style-name="T24">por pessoa</text:span>, até o recipiente de batata doce ficar vazio. </text:p>
      <text:p text:style-name="P17">Nessa altura antes de o painel solar da nascente se posicionar para o dia seguinte, o robot vai buscar as batatas para o dia seguinte e coloca-as num recipiente em que elas ficam de molho durante a noite para retirar os oxalatos.</text:p>
      <text:p text:style-name="P18">Nessa fase são colocadas as mudas para crescerem 15 dias, provenientes da colheita <text:span text:style-name="T29">anterior</text:span>.</text:p>
      <text:p text:style-name="P17">Quando o robot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<text:span text:style-name="T36">128</text:span> divisões, fazendo <text:span text:style-name="T1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batido de batata doce com soja.</text:span></text:p>
      <text:h text:style-name="P58" text:outline-level="3"><text:bookmark-start text:name="__RefHeading___Toc698_155589717"/>Rega<text:bookmark-end text:name="__RefHeading___Toc698_155589717"/></text:h>
      <text:p text:style-name="P48">A rega <text:span text:style-name="T11">é</text:span> feita pelo <text:span text:style-name="T48">robot</text:span> p<text:span text:style-name="T11">or volta do</text:span> meio-dia quando há mais excedente de energia proveniente dos painéis solares. <text:span text:style-name="T11">Sendo necessário rega de 3 em 3 dias, o robot movimenta-se na rega em cerca de 30 blocos a cada dia, fazendo também algum controlo mecânico com <text:s/>as possíveis pragas e ervas daninhas.</text:span></text:p>
      <text:h text:style-name="P50" text:outline-level="1"><text:bookmark-start text:name="__RefHeading___Toc486_1709815141"/><text:soft-page-break/>Sistema <text:span text:style-name="T38">eléctrico</text:span><text:bookmark-end text:name="__RefHeading___Toc486_1709815141"/></text:h>
      <text:h text:style-name="P54" text:outline-level="2"><text:bookmark-start text:name="__RefHeading___Toc586_155589717"/>Energia<text:bookmark-end text:name="__RefHeading___Toc586_155589717"/></text:h>
      <text:p text:style-name="P7">Energia renovável para alimentar os leds, o robot e outras componentes:</text:p>
      <text:list xml:id="list1221086044401788314" text:style-name="L3">
        <text:list-item>
          <text:p text:style-name="P36">Painéis solares fotovoltaicos, <text:span text:style-name="T28">em 3 módulos, movimentados por actuadores lineares.</text:span>.</text:p>
        </text:list-item>
        <text:list-item>
          <text:p text:style-name="P42">Eólica urbana de baixo ruído.</text:p>
        </text:list-item>
      </text:list>
      <text:p text:style-name="P27"><text:span text:style-name="T3">A</text:span><text:span text:style-name="T2"> maquina só funciona durante o dia, quando o sol nasce e começa a </text:span><text:span text:style-name="T4">haver</text:span><text:span text:style-name="T2"> energia suficiente no estabilizador.</text:span></text:p>
      <text:p text:style-name="P28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4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54" text:outline-level="2"><text:bookmark-start text:name="__RefHeading___Toc588_155589717"/>Iluminação<text:bookmark-end text:name="__RefHeading___Toc588_155589717"/></text:h>
      <text:list xml:id="list3006466700211962561" text:style-name="L4">
        <text:list-item>
          <text:p text:style-name="P37">Feita com leds de consumo energético mínimo, com somente o comprimento de onda necessário para o crescimento da planta.</text:p>
        </text:list-item>
        <text:list-item>
          <text:p text:style-name="P43">Localizados em painel auto-ajustável, pelo que as proximidades mais curtas possíveis maximizam o aproveitamento energético requerido pela planta.</text:p>
        </text:list-item>
      </text:list>
      <text:h text:style-name="P54" text:outline-level="2"><text:bookmark-start text:name="__RefHeading___Toc572_155589717"/>Ventilação<text:bookmark-end text:name="__RefHeading___Toc572_155589717"/></text:h>
      <text:p text:style-name="P19">Contem duas ventoinhas com passagens de ar, em que a saída de fluxo do ar tem um sistema que fecha completamente em caso de paragem da ventoinha, isto para a situação de impedir ao máximo a entrada de <text:span text:style-name="T38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52" text:outline-level="2"><text:bookmark-start text:name="__RefHeading___Toc590_155589717"/>Funções do <text:span text:style-name="T39">robot</text:span><text:bookmark-end text:name="__RefHeading___Toc590_155589717"/></text:h>
      <text:list xml:id="list5644360679035805303" text:style-name="L5">
        <text:list-item>
          <text:p text:style-name="P38">Regulação <text:span text:style-name="T38">óptima</text:span> da iluminação.</text:p>
        </text:list-item>
        <text:list-item>
          <text:p text:style-name="P38">Realização do cultivo.</text:p>
        </text:list-item>
        <text:list-item>
          <text:p text:style-name="P40">Rega com balde, minimizando tubagens, válvulas e controladoras, assim há melhor gestão quando a agua não é abundante.</text:p>
        </text:list-item>
        <text:list-item>
          <text:p text:style-name="P38">Colheita <text:span text:style-name="T26">da batata doce e soja.</text:span></text:p>
        </text:list-item>
        <text:list-item text:start-value="1">
          <text:p text:style-name="P38"><text:soft-page-break/>Programas de manutenções várias.</text:p>
        </text:list-item>
        <text:list-item>
          <text:p text:style-name="P38">Substituição de leds avariados.</text:p>
        </text:list-item>
        <text:list-item>
          <text:p text:style-name="P38">Participação na construção da estrutura.</text:p>
        </text:list-item>
        <text:list-item>
          <text:p text:style-name="P44">Entre outras, <text:span text:style-name="T38">receptivo</text:span> a constante programação e auto-aprendizagem consoante o que for preciso.</text:p>
        </text:list-item>
      </text:list>
      <text:h text:style-name="P49" text:outline-level="1"><text:bookmark-start text:name="__RefHeading___Toc457_155589717"/>Zona da <text:span text:style-name="T34">frente</text:span><text:bookmark-end text:name="__RefHeading___Toc457_155589717"/></text:h>
      <text:p text:style-name="P31"><text:span text:style-name="T35">Produção</text:span> de compostagem</text:p>
      <text:p text:style-name="P32"/>
      <text:p text:style-name="P31">Saponária</text:p>
      <text:h text:style-name="P55" text:outline-level="2"><text:bookmark-start text:name="__RefHeading___Toc574_155589717"/>Copos<text:bookmark-end text:name="__RefHeading___Toc574_155589717"/></text:h>
      <text:p text:style-name="P20">Os copos têm identificação que fica associada à impressão digital.</text:p>
      <text:p text:style-name="P20">Na situação de o copo utilizado não for recolocado pela pessoa, na próxima vez que a pessoa voltar, vai ser informada que precisa meter o copo ou a dose de batido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3"><text:span text:style-name="T31">Os copos naturalmente são feitos de material resistente, </text:span><text:span text:style-name="T32">com a mais baixa porosidade ou permeabilidade possível no intuito de ficar o mínimo resíduo possível <text:s/>quando utilizados</text:span><text:span text:style-name="T31">.</text:span></text:p>
      <text:h text:style-name="P58" text:outline-level="3"><text:bookmark-start text:name="__RefHeading___Toc576_155589717"/>Lavagem<text:bookmark-end text:name="__RefHeading___Toc576_155589717"/></text:h>
      <text:p text:style-name="P2"><text:span text:style-name="T41">Tem sistema de reutilização de copos, em que os mesmos ao serem colocados no </text:span><text:span text:style-name="T43">respectivo</text:span><text:span text:style-name="T41"> local, há um sistema de lavagem pressurizad</text:span><text:span text:style-name="T44">o</text:span><text:span text:style-name="T41"> </text:span><text:span text:style-name="T45">com agua quente e sabão natural saponaria </text:span><text:a xlink:type="simple" xlink:href="http://wikipedia.org/wiki/Saponaria" text:style-name="Internet_20_link" text:visited-style-name="Visited_20_Internet_20_Link"><text:span text:style-name="T41">http://wikipedia.org/wiki/Saponari</text:span></text:a><text:a xlink:type="simple" xlink:href="http://wikipedia.org/wiki/Saponaria" text:style-name="Internet_20_link" text:visited-style-name="Visited_20_Internet_20_Link"><text:span text:style-name="T43">a</text:span></text:a><text:span text:style-name="T43">, produzido na mesma unidade, </text:span><text:span text:style-name="T41"><text:s/>praticamente equivalente </text:span><text:span text:style-name="T44">à</text:span><text:span text:style-name="T41"> esterilização. O</text:span><text:span text:style-name="T46"> sistema de lavagem é optimizado para gastar o mínimo de agua e energia, em que há um molde com afastamento de alguns milímetros das paredes dos copos.</text:span></text:p>
      <text:p text:style-name="P21">O mesmo sistema é utilizado para a lavagem da panela.</text:p>
      <text:h text:style-name="P52" text:outline-level="2"><text:bookmark-start text:name="__RefHeading___Toc584_155589717"/><text:span text:style-name="T30">Produção do batido</text:span> <text:bookmark-end text:name="__RefHeading___Toc584_155589717"/></text:h>
      <text:p text:style-name="P29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2"><draw:frame draw:style-name="fr3" draw:name="Image3" text:anchor-type="paragraph" svg:width="15.901cm" svg:height="9.843cm" draw:z-index="2"><draw:image xlink:href="../panela.png" xlink:type="simple" xlink:show="embed" xlink:actuate="onLoad"/></draw:frame><text:soft-page-break/></text:p>
      <text:h text:style-name="P51" text:outline-level="1"><text:bookmark-start text:name="__RefHeading___Toc488_1709815141"/>Zona de servimento<text:bookmark-end text:name="__RefHeading___Toc488_1709815141"/></text:h>
      <text:p text:style-name="P30">Tem um sistema de arrefecimento pontual, em que o batido estando a temperatura mínima de 65 graus para perseverar a sua qualidade anti-bacteriana, passa a ter cerca de menos 20 graus quando servido, isto para servir o batido a temperatura ideal para consumo rápido.</text:p>
      <text:p text:style-name="P30">Isto além da vantagem de o batido ser servido com excelente temperatura, faz implicitamente com que o copo seja devolvido na hora.</text:p>
      <text:p text:style-name="P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Arial2" svg:font-family="Arial" style:font-adornments="Italic" style:font-family-generic="swiss"/>
    <style:font-face style:name="Arial3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Italic" style:font-family-generic="swiss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  <style:text-properties style:font-name="Arial3" fo:font-family="Arial" style:font-style-name="Regular" style:font-family-generic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8-09-29T17:41:44.803851701</dc:date>
    <meta:editing-duration>P5DT23H34M39S</meta:editing-duration>
    <meta:editing-cycles>91</meta:editing-cycles>
    <meta:generator>LibreOffice/5.1.6.2$Linux_X86_64 LibreOffice_project/10m0$Build-2</meta:generator>
    <meta:document-statistic meta:table-count="1" meta:image-count="3" meta:object-count="0" meta:page-count="7" meta:paragraph-count="100" meta:word-count="1724" meta:character-count="10243" meta:non-whitespace-character-count="8634"/>
  </office:meta>
</office:document-meta>
</file>